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051cm" svg:stroke-color="#808080" draw:marker-start-width="0.381cm" draw:marker-end-width="0.381cm" svg:stroke-opacity="50%" draw:stroke-linejoin="none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2" style:family="graphic" style:parent-style-name="standard">
      <style:graphic-properties svg:stroke-color="#9966cc" draw:fill="gradient" draw:fill-color="#e6e6e6" draw:fill-gradient-name="Phase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f9966" draw:fill="gradient" draw:fill-color="#e6e6e6" draw:fill-gradient-name="Phase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ffcc99" draw:fill="gradient" draw:fill-color="#e6e6e6" draw:fill-gradient-name="Step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ff950e" draw:textarea-horizontal-align="center" draw:textarea-vertical-align="middle" draw:shadow="hidden"/>
    </style:style>
    <style:style style:name="gr6" style:family="graphic" style:parent-style-name="standard">
      <style:graphic-properties svg:stroke-color="#ff0000" draw:textarea-horizontal-align="center" draw:textarea-vertical-align="middle" draw:shadow="hidden"/>
    </style:style>
    <style:style style:name="gr7" style:family="graphic" style:parent-style-name="standard">
      <style:graphic-properties svg:stroke-color="#99ccff" draw:fill="gradient" draw:fill-color="#e6e6e6" draw:fill-gradient-name="Prototype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33cc66" draw:textarea-horizontal-align="center" draw:textarea-vertical-align="middle" draw:shadow="hidden"/>
    </style:style>
    <style:style style:name="gr9" style:family="graphic" style:parent-style-name="standard">
      <style:graphic-properties svg:stroke-color="#0099ff" draw:marker-end="Arrow" draw:textarea-horizontal-align="center" draw:textarea-vertical-align="middle" draw:shadow="hidden"/>
    </style:style>
    <style:style style:name="gr10" style:family="graphic" style:parent-style-name="standard">
      <style:graphic-properties svg:stroke-color="#ff0000" draw:marker-end="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4.493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6.242cm" draw:shadow="hidden"/>
    </style:style>
    <style:style style:name="gr13" style:family="graphic" style:parent-style-name="standard">
      <style:graphic-properties draw:stroke="dash" draw:stroke-dash="Fine_20_Dashed_20__28_var_29_" draw:marker-start="Circle" draw:textarea-horizontal-align="center" draw:textarea-vertical-align="middle" draw:shadow="hidden"/>
    </style:style>
    <style:style style:name="gr14" style:family="graphic" style:parent-style-name="standard">
      <style:graphic-properties svg:stroke-color="#cccccc" draw:fill="gradient" draw:fill-color="#e6e6e6" draw:fill-gradient-name="Gradient_20_9" draw:textarea-horizontal-align="justify" draw:textarea-vertical-align="middle" draw:auto-grow-height="false" draw:shadow="hidden"/>
    </style:style>
    <style:style style:name="gr15" style:family="graphic" style:parent-style-name="standard">
      <style:graphic-properties svg:stroke-color="#6b4794" draw:textarea-horizontal-align="center" draw:textarea-vertical-align="middle"/>
    </style:style>
    <style:style style:name="gr16" style:family="graphic" style:parent-style-name="standard">
      <style:graphic-properties draw:stroke="dash" draw:stroke-dash="Fine_20_Dashed_20__28_var_29_" draw:marker-start="" draw:marker-end="Circl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325cm"/>
    </style:style>
    <style:style style:name="gr18" style:family="graphic" style:parent-style-name="standard">
      <style:graphic-properties draw:stroke="none" svg:stroke-color="#000000" draw:fill="none" draw:fill-color="#ffffff" fo:min-height="2.802cm"/>
    </style:style>
    <style:style style:name="gr19" style:family="graphic" style:parent-style-name="standard">
      <style:graphic-properties draw:stroke="none" svg:stroke-color="#000000" draw:fill="none" draw:fill-color="#ffffff" fo:min-height="2.803cm"/>
    </style:style>
    <style:style style:name="gr20" style:family="graphic" style:parent-style-name="standard">
      <style:graphic-properties draw:stroke="none" svg:stroke-color="#000000" draw:fill="none" draw:fill-color="#ffffff" fo:min-height="1.852cm"/>
    </style:style>
    <style:style style:name="gr21" style:family="graphic" style:parent-style-name="standard">
      <style:graphic-properties draw:stroke="none" svg:stroke-color="#000000" draw:fill="none" draw:fill-color="#ffffff" fo:min-height="3.27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40.3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b3b3b3" fo:font-family="'URW Gothic L'" style:font-style-name="Book" style:font-family-generic="swiss" style:font-pitch="variable" fo:font-size="36pt" fo:font-style="normal" fo:font-weight="350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e6e6ff" fo:font-family="'URW Gothic L'" style:font-style-name="Book" style:font-family-generic="swiss" style:font-pitch="variable" fo:font-size="7pt" fo:font-style="normal" fo:font-weight="350" style:font-weight-asian="bold" style:font-weight-complex="bold"/>
    </style:style>
    <style:style style:name="P4" style:family="paragraph">
      <style:paragraph-properties fo:text-align="center"/>
      <style:text-properties fo:color="#ffffff" fo:font-family="'URW Gothic L'" style:font-style-name="Book" style:font-family-generic="swiss" style:font-pitch="variable" fo:font-size="7pt" fo:font-style="normal" fo:font-weight="350" style:font-size-asian="18pt" style:font-size-complex="18pt"/>
    </style:style>
    <style:style style:name="P5" style:family="paragraph">
      <style:paragraph-properties fo:text-align="center"/>
      <style:text-properties fo:color="#ffffff" style:text-outline="false" fo:font-family="'URW Gothic L'" style:font-style-name="Book" style:font-family-generic="swiss" style:font-pitch="variable" fo:font-size="7pt" fo:font-style="normal" fo:text-shadow="none" fo:font-weight="350" style:font-size-asian="13pt" style:font-size-complex="13pt" style:font-relief="none"/>
    </style:style>
    <style:style style:name="P6" style:family="paragraph">
      <style:paragraph-properties fo:text-align="center"/>
      <style:text-properties fo:font-family="'URW Gothic L'" style:font-style-name="Book" style:font-family-generic="swiss" style:font-pitch="variable" fo:font-style="normal" fo:font-weight="350"/>
    </style:style>
    <style:style style:name="P7" style:family="paragraph">
      <style:paragraph-properties fo:text-align="center"/>
      <style:text-properties fo:color="#ffffff" fo:font-family="'URW Gothic L'" style:font-style-name="Book" style:font-family-generic="swiss" style:font-pitch="variable" fo:font-size="7pt" fo:font-style="normal" fo:font-weight="350"/>
    </style:style>
    <style:style style:name="P8" style:family="paragraph">
      <style:text-properties fo:font-family="'URW Gothic L'" style:font-style-name="Book" style:font-family-generic="swiss" style:font-pitch="variable" fo:font-size="7pt" fo:font-style="normal" fo:font-weight="350" style:font-size-asian="18pt" style:font-size-complex="18pt"/>
    </style:style>
    <style:style style:name="P9" style:family="paragraph">
      <style:paragraph-properties fo:text-align="center"/>
      <style:text-properties fo:font-family="'URW Gothic L'" style:font-style-name="Book" style:font-family-generic="swiss" style:font-pitch="variable" fo:font-size="7pt" fo:font-style="normal" fo:font-weight="350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333333" fo:font-family="'URW Gothic L'" style:font-style-name="Book" style:font-family-generic="swiss" style:font-pitch="variable" fo:font-size="8pt" fo:font-style="normal" fo:font-weight="350" style:font-size-asian="26pt" style:font-size-complex="26pt"/>
    </style:style>
    <style:style style:name="P12" style:family="paragraph">
      <style:paragraph-properties fo:text-align="start"/>
      <style:text-properties fo:color="#333333" fo:font-size="32pt" fo:font-weight="normal" style:font-size-asian="32pt" style:font-weight-asian="normal" style:font-size-complex="32pt" style:font-weight-complex="normal"/>
    </style:style>
    <style:style style:name="P13" style:family="paragraph">
      <style:text-properties fo:font-family="'URW Gothic L'" style:font-family-generic="swiss" style:font-pitch="variable" fo:font-size="14pt" style:font-size-asian="14pt" style:font-size-complex="14pt"/>
    </style:style>
    <style:style style:name="T1" style:family="text">
      <style:text-properties fo:color="#e6e6ff" fo:font-family="'URW Gothic L'" style:font-style-name="Book" style:font-family-generic="swiss" style:font-pitch="variable" fo:font-size="7pt" fo:font-style="normal" fo:font-weight="350" style:font-weight-asian="bold" style:font-weight-complex="bold"/>
    </style:style>
    <style:style style:name="T2" style:family="text">
      <style:text-properties fo:color="#ffffff" fo:font-family="'URW Gothic L'" style:font-style-name="Book" style:font-family-generic="swiss" style:font-pitch="variable" fo:font-size="7pt" fo:font-style="normal" fo:font-weight="350" style:font-size-asian="18pt" style:font-size-complex="18pt"/>
    </style:style>
    <style:style style:name="T3" style:family="text">
      <style:text-properties fo:color="#ffffff" fo:font-family="'URW Gothic L'" style:font-style-name="Book" style:font-family-generic="swiss" style:font-pitch="variable" fo:font-size="7pt" fo:font-style="normal" fo:font-weight="350" style:font-size-asian="13pt" style:font-size-complex="13pt"/>
    </style:style>
    <style:style style:name="T4" style:family="text">
      <style:text-properties fo:color="#ffffff" style:text-outline="false" fo:font-family="'URW Gothic L'" style:font-style-name="Book" style:font-family-generic="swiss" style:font-pitch="variable" fo:font-size="7pt" fo:font-style="normal" fo:text-shadow="none" fo:font-weight="350" style:font-size-asian="13pt" style:font-size-complex="13pt" style:font-relief="none"/>
    </style:style>
    <style:style style:name="T5" style:family="text">
      <style:text-properties fo:color="#ffffff" style:text-outline="false" fo:font-family="'URW Gothic L'" style:font-style-name="Book" style:font-family-generic="swiss" style:font-pitch="variable" fo:font-size="7pt" fo:font-style="normal" fo:text-shadow="none" fo:font-weight="350" style:font-size-asian="12pt" style:font-size-complex="12pt" style:font-relief="none"/>
    </style:style>
    <style:style style:name="T6" style:family="text">
      <style:text-properties fo:color="#ffffff" fo:font-family="'URW Gothic L'" style:font-style-name="Book" style:font-family-generic="swiss" style:font-pitch="variable" fo:font-size="7pt" fo:font-style="normal" fo:font-weight="350"/>
    </style:style>
    <style:style style:name="T7" style:family="text">
      <style:text-properties fo:color="#ffffff" fo:font-family="'URW Gothic L'" style:font-style-name="Book" style:font-family-generic="swiss" style:font-pitch="variable" fo:font-size="7pt" fo:font-style="normal" fo:font-weight="350" style:font-size-asian="12pt" style:font-size-complex="12pt"/>
    </style:style>
    <style:style style:name="T8" style:family="text">
      <style:text-properties fo:color="#ffffff" fo:font-family="'URW Gothic L'" style:font-style-name="Book" style:font-family-generic="swiss" style:font-pitch="variable" fo:font-size="7pt" fo:font-style="normal" fo:font-weight="350" style:font-weight-asian="bold" style:font-weight-complex="bold"/>
    </style:style>
    <style:style style:name="T9" style:family="text">
      <style:text-properties fo:font-family="'URW Gothic L'" style:font-style-name="Book" style:font-family-generic="swiss" style:font-pitch="variable" fo:font-size="7pt" fo:font-style="normal" fo:font-weight="350" style:font-size-asian="18pt" style:font-size-complex="18pt"/>
    </style:style>
    <style:style style:name="T10" style:family="text">
      <style:text-properties fo:font-family="'URW Gothic L'" style:font-style-name="Book" style:font-family-generic="swiss" style:font-pitch="variable" fo:font-size="7pt" fo:font-style="normal" fo:font-weight="350" style:font-weight-asian="bold" style:font-weight-complex="bold"/>
    </style:style>
    <style:style style:name="T11" style:family="text">
      <style:text-properties fo:color="#e6e6ff" fo:font-family="'URW Gothic L'" style:font-style-name="Book" style:font-family-generic="swiss" style:font-pitch="variable" fo:font-size="7pt" fo:font-style="normal" fo:font-weight="350" style:font-size-asian="13pt" style:font-weight-asian="bold" style:font-size-complex="13pt" style:font-weight-complex="bold"/>
    </style:style>
    <style:style style:name="T12" style:family="text">
      <style:text-properties fo:color="#333333" fo:font-family="'URW Gothic L'" style:font-style-name="Book" style:font-family-generic="swiss" style:font-pitch="variable" fo:font-size="11pt" fo:font-style="normal" fo:font-weight="350" style:font-size-asian="11pt" style:font-size-complex="11pt"/>
    </style:style>
    <style:style style:name="T13" style:family="text">
      <style:text-properties fo:color="#333333" fo:font-family="'URW Gothic L'" style:font-style-name="Book" style:font-family-generic="swiss" style:font-pitch="variable" fo:font-size="8pt" fo:font-style="normal" fo:font-weight="350" style:font-size-asian="13pt" style:font-size-complex="13pt"/>
    </style:style>
    <style:style style:name="T14" style:family="text">
      <style:text-properties fo:color="#333333" fo:font-family="'URW Gothic L'" style:font-style-name="Book" style:font-family-generic="swiss" style:font-pitch="variable" fo:font-size="32pt" fo:font-style="normal" fo:font-weight="bold" style:font-size-asian="32pt" style:font-weight-asian="bold" style:font-size-complex="32pt" style:font-weight-complex="bold"/>
    </style:style>
    <style:style style:name="T15" style:family="text">
      <style:text-properties fo:color="#333333" fo:font-family="'URW Gothic L'" style:font-style-name="Book" style:font-family-generic="swiss" style:font-pitch="variable" fo:font-size="32pt" fo:font-style="normal" fo:font-weight="normal" style:font-size-asian="32pt" style:font-weight-asian="normal" style:font-size-complex="32pt" style:font-weight-complex="normal"/>
    </style:style>
    <style:style style:name="T16" style:family="text">
      <style:text-properties fo:font-family="'URW Gothic L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33cm" svg:y1="4.756cm" svg:x2="23.22cm" svg:y2="4.756cm">
          <text:p/>
        </draw:line>
        <draw:line draw:style-name="gr1" draw:text-style-name="P1" draw:layer="layout" svg:x1="1.234cm" svg:y1="6.556cm" svg:x2="23.221cm" svg:y2="6.556cm">
          <text:p/>
        </draw:line>
        <draw:line draw:style-name="gr1" draw:text-style-name="P1" draw:layer="layout" svg:x1="1.237cm" svg:y1="12.956cm" svg:x2="23.224cm" svg:y2="12.956cm">
          <text:p/>
        </draw:line>
        <draw:line draw:style-name="gr1" draw:text-style-name="P1" draw:layer="layout" svg:x1="1.235cm" svg:y1="8.456cm" svg:x2="23.222cm" svg:y2="8.456cm">
          <text:p/>
        </draw:line>
        <draw:line draw:style-name="gr1" draw:text-style-name="P1" draw:layer="layout" svg:x1="1.236cm" svg:y1="10.556cm" svg:x2="23.223cm" svg:y2="10.556cm">
          <text:p/>
        </draw:line>
        <draw:custom-shape draw:style-name="gr2" draw:text-style-name="P3" xml:id="id1" draw:id="id1" draw:layer="layout" svg:width="1.765cm" svg:height="0.667cm" svg:x="12.605cm" svg:y="5.353cm">
          <text:p text:style-name="P2"><text:span text:style-name="T1">Phas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1.955cm" svg:height="0.623cm" svg:x="6.286cm" svg:y="7.165cm">
          <text:p text:style-name="P2"><text:span text:style-name="T2">Milestone 1</text:span></text:p>
          <text:p text:style-name="P2"><text:span text:style-name="T3">(Tas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05cm" svg:height="0.623cm" svg:x="9.25cm" svg:y="7.165cm">
          <text:p text:style-name="P2"><text:span text:style-name="T2">Mileston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145cm" svg:height="0.623cm" svg:x="18.872cm" svg:y="7.165cm">
          <text:p text:style-name="P2"><text:span text:style-name="T2">Milestone 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1.134cm" svg:height="0.669cm" svg:x="5.119cm" svg:y="9.252cm">
          <text:p text:style-name="P2"><text:span text:style-name="T4">Step 1.1</text:span></text:p>
          <text:p text:style-name="P2"><text:span text:style-name="T5">(SubTas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1.229cm" svg:height="0.669cm" svg:x="6.444cm" svg:y="9.252cm">
          <text:p text:style-name="P2"><text:span text:style-name="T4">Step 1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1.168cm" svg:height="0.669cm" svg:x="7.925cm" svg:y="9.252cm">
          <text:p text:style-name="P2"><text:span text:style-name="T4">Step 1.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1.167cm" svg:height="0.669cm" svg:x="9.377cm" svg:y="9.252cm">
          <text:p text:style-name="P2"><text:span text:style-name="T4">Step 2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1.136cm" svg:height="0.669cm" svg:x="10.796cm" svg:y="9.252cm">
          <text:p text:style-name="P2"><text:span text:style-name="T4">Step 2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0" draw:id="id10" draw:layer="layout" svg:width="1.2cm" svg:height="0.669cm" svg:x="18.965cm" svg:y="9.252cm">
          <text:p text:style-name="P2"><text:span text:style-name="T4">Step m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1.199cm" svg:height="0.669cm" svg:x="20.669cm" svg:y="9.252cm">
          <text:p text:style-name="P2"><text:span text:style-name="T4">Step m.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13.487cm" svg:y1="6.02cm" svg:x2="7.263cm" svg:y2="7.165cm" draw:start-shape="id1" draw:start-glue-point="2" draw:end-shape="id2" draw:end-glue-point="0" svg:d="m13487 6020c0 858-6224 286-6224 1145">
          <text:p/>
        </draw:connector>
        <draw:connector draw:style-name="gr5" draw:text-style-name="P6" draw:layer="layout" draw:type="curve" svg:x1="13.487cm" svg:y1="6.02cm" svg:x2="10.275cm" svg:y2="7.165cm" draw:start-shape="id1" draw:start-glue-point="2" draw:end-shape="id3" draw:end-glue-point="0" svg:d="m13487 6020c0 858-3212 286-3212 1145">
          <text:p/>
        </draw:connector>
        <draw:connector draw:style-name="gr5" draw:text-style-name="P6" draw:layer="layout" draw:type="curve" svg:x1="13.487cm" svg:y1="6.02cm" svg:x2="19.944cm" svg:y2="7.165cm" draw:start-shape="id1" draw:start-glue-point="2" draw:end-shape="id4" draw:end-glue-point="0" svg:d="m13487 6020c0 858 6457 286 6457 1145">
          <text:p/>
        </draw:connector>
        <draw:connector draw:style-name="gr6" draw:text-style-name="P6" draw:layer="layout" draw:type="curve" svg:x1="7.263cm" svg:y1="7.788cm" svg:x2="5.686cm" svg:y2="9.252cm" draw:start-shape="id2" draw:start-glue-point="2" draw:end-shape="id5" draw:end-glue-point="0" svg:d="m7263 7788c0 1098-1577 366-1577 1464">
          <text:p/>
        </draw:connector>
        <draw:connector draw:style-name="gr6" draw:text-style-name="P6" draw:layer="layout" draw:type="curve" svg:x1="7.263cm" svg:y1="7.788cm" svg:x2="7.058cm" svg:y2="9.252cm" draw:start-shape="id2" draw:start-glue-point="2" draw:end-shape="id6" draw:end-glue-point="0" svg:d="m7263 7788c0 1098-205 366-205 1464">
          <text:p/>
        </draw:connector>
        <draw:connector draw:style-name="gr6" draw:text-style-name="P6" draw:layer="layout" draw:type="curve" svg:x1="7.263cm" svg:y1="7.788cm" svg:x2="8.509cm" svg:y2="9.252cm" draw:start-shape="id2" draw:start-glue-point="2" draw:end-shape="id7" draw:end-glue-point="0" svg:d="m7263 7788c0 1098 1246 366 1246 1464">
          <text:p/>
        </draw:connector>
        <draw:connector draw:style-name="gr6" draw:text-style-name="P6" draw:layer="layout" draw:type="curve" svg:x1="10.275cm" svg:y1="7.788cm" svg:x2="9.96cm" svg:y2="9.252cm" draw:start-shape="id3" draw:start-glue-point="2" draw:end-shape="id8" draw:end-glue-point="0" svg:d="m10275 7788c0 1098-315 366-315 1464">
          <text:p/>
        </draw:connector>
        <draw:connector draw:style-name="gr6" draw:text-style-name="P6" draw:layer="layout" draw:type="curve" svg:x1="10.275cm" svg:y1="7.788cm" svg:x2="11.364cm" svg:y2="9.252cm" draw:start-shape="id3" draw:start-glue-point="2" draw:end-shape="id9" draw:end-glue-point="0" svg:d="m10275 7788c0 1098 1089 366 1089 1464">
          <text:p/>
        </draw:connector>
        <draw:connector draw:style-name="gr6" draw:text-style-name="P6" draw:layer="layout" draw:type="curve" svg:x1="19.944cm" svg:y1="7.788cm" svg:x2="19.565cm" svg:y2="9.252cm" draw:start-shape="id4" draw:start-glue-point="2" draw:end-shape="id10" draw:end-glue-point="0" svg:d="m19944 7788c0 1098-379 366-379 1464">
          <text:p/>
        </draw:connector>
        <draw:connector draw:style-name="gr6" draw:text-style-name="P6" draw:layer="layout" draw:type="curve" svg:x1="19.944cm" svg:y1="7.788cm" svg:x2="21.268cm" svg:y2="9.252cm" draw:start-shape="id4" draw:start-glue-point="2" draw:end-shape="id11" draw:end-glue-point="0" svg:d="m19944 7788c0 1098 1324 366 1324 1464">
          <text:p/>
        </draw:connector>
        <draw:custom-shape draw:style-name="gr7" draw:text-style-name="P7" xml:id="id12" draw:id="id12" draw:layer="layout" svg:width="1.767cm" svg:height="0.666cm" svg:x="6.742cm" svg:y="11.069cm">
          <text:p text:style-name="P2"><text:span text:style-name="T6">Prototype 1</text:span></text:p>
          <text:p text:style-name="P2"><text:span text:style-name="T7">(Versio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1.767cm" svg:height="0.71cm" svg:x="9.877cm" svg:y="11.882cm">
          <text:p text:style-name="P2"><text:span text:style-name="T6">Prototype 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5.686cm" svg:y1="9.921cm" svg:x2="7.625cm" svg:y2="11.069cm" draw:start-shape="id5" draw:start-glue-point="2" draw:end-shape="id12" draw:end-glue-point="0" svg:d="m5686 9921c0 861 1939 287 1939 1148">
          <text:p/>
        </draw:connector>
        <draw:connector draw:style-name="gr8" draw:text-style-name="P6" draw:layer="layout" draw:type="curve" svg:x1="7.058cm" svg:y1="9.921cm" svg:x2="7.625cm" svg:y2="11.069cm" draw:start-shape="id6" draw:start-glue-point="2" draw:end-shape="id12" draw:end-glue-point="0" svg:d="m7058 9921c0 861 567 287 567 1148">
          <text:p/>
        </draw:connector>
        <draw:connector draw:style-name="gr9" draw:text-style-name="P6" draw:layer="layout" draw:type="curve" svg:x1="7.625cm" svg:y1="11.735cm" svg:x2="9.877cm" svg:y2="12.237cm" draw:start-shape="id12" draw:start-glue-point="2" draw:end-shape="id13" draw:end-glue-point="3" svg:d="m7625 11735c0 335 750 502 2252 502">
          <text:p/>
        </draw:connector>
        <draw:connector draw:style-name="gr8" draw:text-style-name="P6" draw:layer="layout" draw:type="curve" svg:x1="8.509cm" svg:y1="9.921cm" svg:x2="10.76cm" svg:y2="11.882cm" draw:start-shape="id7" draw:start-glue-point="2" draw:end-shape="id13" draw:end-glue-point="0" svg:d="m8509 9921c0 1471 2251 491 2251 1961">
          <text:p/>
        </draw:connector>
        <draw:connector draw:style-name="gr8" draw:text-style-name="P6" draw:layer="layout" draw:type="curve" svg:x1="9.96cm" svg:y1="9.921cm" svg:x2="10.76cm" svg:y2="11.882cm" draw:start-shape="id8" draw:start-glue-point="2" draw:end-shape="id13" draw:end-glue-point="0" svg:d="m9960 9921c0 1471 800 491 800 1961">
          <text:p/>
        </draw:connector>
        <draw:connector draw:style-name="gr8" draw:text-style-name="P6" draw:layer="layout" draw:type="curve" svg:x1="11.364cm" svg:y1="9.921cm" svg:x2="10.76cm" svg:y2="11.882cm" draw:start-shape="id9" draw:start-glue-point="2" draw:end-shape="id13" draw:end-glue-point="0" svg:d="m11364 9921c0 1471-604 491-604 1961">
          <text:p/>
        </draw:connector>
        <draw:custom-shape draw:style-name="gr7" draw:text-style-name="P7" xml:id="id17" draw:id="id17" draw:layer="layout" svg:width="1.767cm" svg:height="0.89cm" svg:x="15.734cm" svg:y="14.706cm">
          <text:p text:style-name="P2"><text:span text:style-name="T8">Be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4" draw:id="id14" draw:layer="layout" svg:width="1.766cm" svg:height="0.89cm" svg:x="12.56cm" svg:y="13.691cm">
          <text:p text:style-name="P2"><text:span text:style-name="T8">Alpha 1.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0.76cm" svg:y1="12.592cm" svg:x2="12.56cm" svg:y2="14.136cm" draw:start-shape="id13" draw:start-glue-point="2" draw:end-shape="id14" draw:end-glue-point="3" svg:d="m10760 12592c0 1030 600 1544 1800 1544">
          <text:p/>
        </draw:connector>
        <draw:custom-shape draw:style-name="gr3" draw:text-style-name="P4" xml:id="id15" draw:id="id15" draw:layer="layout" svg:width="2.114cm" svg:height="0.623cm" svg:x="12.436cm" svg:y="7.165cm">
          <text:p text:style-name="P2"><text:span text:style-name="T2">Milestone … 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curve" svg:x1="13.493cm" svg:y1="7.788cm" svg:x2="13.443cm" svg:y2="13.691cm" draw:start-shape="id15" draw:start-glue-point="2" draw:end-shape="id14" svg:d="m13493 7788c0 4428-50 1477-50 5903">
          <text:p/>
        </draw:connector>
        <draw:custom-shape draw:style-name="gr3" draw:text-style-name="P4" xml:id="id16" draw:id="id16" draw:layer="layout" svg:width="2.239cm" svg:height="0.623cm" svg:x="15.654cm" svg:y="7.165cm">
          <text:p text:style-name="P2"><text:span text:style-name="T2">Milestone …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13.487cm" svg:y1="6.02cm" svg:x2="13.493cm" svg:y2="7.165cm" draw:start-shape="id1" draw:start-glue-point="2" draw:end-shape="id15" draw:end-glue-point="0" svg:d="m13487 6020c0 858 6 286 6 1145">
          <text:p/>
        </draw:connector>
        <draw:connector draw:style-name="gr5" draw:text-style-name="P6" draw:layer="layout" draw:type="curve" svg:x1="13.487cm" svg:y1="6.02cm" svg:x2="16.773cm" svg:y2="7.165cm" draw:start-shape="id1" draw:start-glue-point="2" draw:end-shape="id16" svg:d="m13487 6020c0 858 3286 286 3286 1145">
          <text:p/>
        </draw:connector>
        <draw:connector draw:style-name="gr10" draw:text-style-name="P6" draw:layer="layout" draw:type="curve" svg:x1="16.773cm" svg:y1="7.788cm" svg:x2="16.617cm" svg:y2="14.706cm" draw:start-shape="id16" draw:start-glue-point="2" draw:end-shape="id17" draw:end-glue-point="0" svg:d="m16773 7788c0 5188-156 1730-156 6918">
          <text:p/>
        </draw:connector>
        <draw:connector draw:style-name="gr9" draw:text-style-name="P6" draw:layer="layout" draw:type="curve" svg:x1="13.443cm" svg:y1="14.581cm" svg:x2="15.734cm" svg:y2="15.151cm" draw:start-shape="id14" draw:start-glue-point="2" draw:end-shape="id17" draw:end-glue-point="3" svg:d="m13443 14581c0 380 763 570 2291 570">
          <text:p/>
        </draw:connector>
        <draw:connector draw:style-name="gr8" draw:text-style-name="P6" draw:layer="layout" draw:type="curve" svg:x1="19.565cm" svg:y1="9.921cm" svg:x2="17.501cm" svg:y2="15.151cm" draw:start-shape="id10" draw:start-glue-point="2" draw:end-shape="id17" draw:end-glue-point="1" svg:d="m19565 9921c0 3487-688 5230-2064 5230">
          <text:p/>
        </draw:connector>
        <draw:connector draw:style-name="gr8" draw:text-style-name="P6" draw:layer="layout" draw:type="curve" svg:x1="21.268cm" svg:y1="9.921cm" svg:x2="17.501cm" svg:y2="15.151cm" draw:start-shape="id11" draw:start-glue-point="2" draw:end-shape="id17" draw:end-glue-point="1" svg:d="m21268 9921c0 3487-1255 5230-3767 5230">
          <text:p/>
        </draw:connector>
        <draw:frame draw:style-name="gr11" draw:text-style-name="P8" xml:id="id22" draw:id="id22" draw:layer="layout" svg:width="4.993cm" svg:height="1.178cm" svg:x="16.866cm" svg:y="16.35cm">
          <draw:text-box>
            <text:list text:style-name="L1">
              <text:list-item>
                <text:p><text:span text:style-name="T9">All steps are completed.</text:span></text:p>
              </text:list-item>
              <text:list-item>
                <text:p><text:span text:style-name="T9">Alpha tests are completed</text:span></text:p>
              </text:list-item>
              <text:list-item>
                <text:p><text:span text:style-name="T9">Usability tests begin.</text:span></text:p>
              </text:list-item>
            </text:list>
          </draw:text-box>
        </draw:frame>
        <draw:frame draw:style-name="gr12" draw:text-style-name="P8" xml:id="id18" draw:id="id18" draw:layer="layout" svg:width="6.742cm" svg:height="1.624cm" svg:x="7.976cm" svg:y="15.596cm">
          <draw:text-box>
            <text:list text:style-name="L1">
              <text:list-item>
                <text:p><text:span text:style-name="T9">The prototype p is now a product.</text:span></text:p>
              </text:list-item>
              <text:list-item>
                <text:p><text:span text:style-name="T9">Testing team starts running tests.</text:span></text:p>
                <text:p><text:span text:style-name="T9">(white box, black box...etc.)</text:span></text:p>
              </text:list-item>
            </text:list>
          </draw:text-box>
        </draw:frame>
        <draw:connector draw:style-name="gr13" draw:text-style-name="P6" draw:layer="measurelines" draw:type="curve" svg:x1="11.347cm" svg:y1="15.596cm" svg:x2="12.56cm" svg:y2="14.136cm" draw:start-shape="id18" draw:end-shape="id14" draw:end-glue-point="3" svg:d="m11347 15596c0-974 404-1460 1213-1460">
          <text:p/>
        </draw:connector>
        <draw:custom-shape draw:style-name="gr14" draw:text-style-name="P9" xml:id="id20" draw:id="id20" draw:layer="layout" svg:width="1.765cm" svg:height="0.667cm" svg:x="12.605cm" svg:y="3.386cm">
          <text:p text:style-name="P2"><text:span text:style-name="T10"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1.766cm" svg:height="0.667cm" svg:x="8.462cm" svg:y="5.379cm">
          <text:p text:style-name="P2"><text:span text:style-name="T1">Phase 1</text:span></text:p>
          <text:p text:style-name="P2"><text:span text:style-name="T11">(Sub Projec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1.765cm" svg:height="0.667cm" svg:x="16.633cm" svg:y="5.379cm">
          <text:p text:style-name="P2"><text:span text:style-name="T1">Phase 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9.345cm" svg:y1="5.379cm" svg:x2="13.487cm" svg:y2="4.053cm" draw:start-shape="id19" draw:start-glue-point="0" draw:end-shape="id20" svg:d="m9345 5379c0-994 4142-332 4142-1326">
          <text:p/>
        </draw:connector>
        <draw:connector draw:style-name="gr15" draw:text-style-name="P6" draw:layer="layout" draw:type="curve" svg:x1="13.487cm" svg:y1="4.053cm" svg:x2="13.487cm" svg:y2="5.353cm" draw:start-shape="id20" draw:start-glue-point="2" draw:end-shape="id1" draw:end-glue-point="0" svg:d="m13487 4053v1300">
          <text:p/>
        </draw:connector>
        <draw:connector draw:style-name="gr15" draw:text-style-name="P6" draw:layer="layout" draw:type="curve" svg:x1="13.487cm" svg:y1="4.053cm" svg:x2="17.515cm" svg:y2="5.379cm" draw:start-shape="id20" draw:end-shape="id21" draw:end-glue-point="0" svg:d="m13487 4053c0 994 4028 332 4028 1326">
          <text:p/>
        </draw:connector>
        <draw:connector draw:style-name="gr16" draw:text-style-name="P6" draw:layer="layout" draw:type="curve" svg:x1="16.617cm" svg:y1="15.596cm" svg:x2="19.362cm" svg:y2="16.35cm" draw:start-shape="id17" draw:start-glue-point="2" draw:end-shape="id22" draw:end-glue-point="0" svg:d="m16617 15596c0 567 2745 190 2745 754">
          <text:p/>
        </draw:connector>
        <draw:frame draw:style-name="gr17" draw:text-style-name="P11" draw:layer="layout" svg:width="3.122cm" svg:height="2.575cm" svg:x="0.991cm" svg:y="4.863cm">
          <draw:text-box>
            <text:p text:style-name="P10"><text:span text:style-name="T12">PHASES</text:span></text:p>
            <text:p text:style-name="P10"><text:span text:style-name="T13">Sub Project Leader is Responsible</text:span></text:p>
          </draw:text-box>
        </draw:frame>
        <draw:frame draw:style-name="gr18" draw:text-style-name="P11" draw:layer="layout" svg:width="3.122cm" svg:height="3.052cm" svg:x="0.991cm" svg:y="6.728cm">
          <draw:text-box>
            <text:p text:style-name="P10"><text:span text:style-name="T12">MILESTONES</text:span></text:p>
            <text:p text:style-name="P10"><text:span text:style-name="T13">Task Leader is Responsible</text:span></text:p>
          </draw:text-box>
        </draw:frame>
        <draw:frame draw:style-name="gr19" draw:text-style-name="P11" draw:layer="layout" svg:width="3.122cm" svg:height="3.053cm" svg:x="0.991cm" svg:y="13.265cm">
          <draw:text-box>
            <text:p text:style-name="P10"><text:span text:style-name="T12">PRODUCTS</text:span></text:p>
            <text:p text:style-name="P10"><text:span text:style-name="T13">Project Leader is Responsible</text:span></text:p>
          </draw:text-box>
        </draw:frame>
        <draw:frame draw:style-name="gr20" draw:text-style-name="P11" draw:layer="layout" svg:width="3.122cm" svg:height="2.102cm" svg:x="0.991cm" svg:y="8.711cm">
          <draw:text-box>
            <text:p text:style-name="P10"><text:span text:style-name="T12">STEPS</text:span></text:p>
            <text:p text:style-name="P10"><text:span text:style-name="T13">Developer(s) is Responsible</text:span></text:p>
          </draw:text-box>
        </draw:frame>
        <draw:frame draw:style-name="gr21" draw:text-style-name="P11" draw:layer="layout" svg:width="3.121cm" svg:height="3.524cm" svg:x="0.991cm" svg:y="10.916cm">
          <draw:text-box>
            <text:p text:style-name="P10"><text:span text:style-name="T12">PROTOTYPES</text:span></text:p>
            <text:p text:style-name="P10"><text:span text:style-name="T13">Related Developer(s) is Responsible</text:span></text:p>
          </draw:text-box>
        </draw:frame>
        <draw:frame draw:style-name="gr22" draw:text-style-name="P12" draw:layer="layout" svg:width="40.884cm" svg:height="2.717cm" svg:x="2.505cm" svg:y="1.536cm">
          <draw:text-box>
            <text:p text:style-name="P10"><text:span text:style-name="T14">PARDUS</text:span><text:span text:style-name="T15"> SOFTWARE DEVELOPMENT LIFECYCLE</text:span></text:p>
          </draw:text-box>
        </draw:frame>
        <draw:frame draw:style-name="gr23" draw:text-style-name="P13" draw:layer="layout" svg:width="2.763cm" svg:height="0.878cm" svg:x="22.938cm" svg:y="14.72cm">
          <draw:text-box>
            <text:p><text:span text:style-name="T16">Examples</text:span></text:p>
          </draw:text-box>
        </draw:frame>
        <draw:frame draw:style-name="gr12" draw:text-style-name="P8" draw:layer="layout" svg:width="6.742cm" svg:height="1.624cm" svg:x="22.958cm" svg:y="15.519cm">
          <draw:text-box>
            <text:list text:style-name="L1">
              <text:list-item>
                <text:p><text:span text:style-name="T9">The prototype p is now a product.</text:span></text:p>
              </text:list-item>
              <text:list-item>
                <text:p><text:span text:style-name="T9">Testing team starts running tests.</text:span></text:p>
                <text:p><text:span text:style-name="T9">(white box, black box...etc.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c0c0c0" draw:end-color="#ffffff" draw:start-intensity="100%" draw:end-intensity="100%" draw:angle="1800" draw:border="0%"/>
    <draw:gradient draw:name="Gradient_20_Pardus" draw:display-name="Gradient Pardus" draw:style="linear" draw:start-color="#c0c0c0" draw:end-color="#ffffff" draw:start-intensity="100%" draw:end-intensity="100%" draw:angle="1800" draw:border="0%"/>
    <draw:gradient draw:name="Phase" draw:style="linear" draw:start-color="#ff6633" draw:end-color="#ff950e" draw:start-intensity="100%" draw:end-intensity="100%" draw:angle="1800" draw:border="0%"/>
    <draw:gradient draw:name="Prototype" draw:style="linear" draw:start-color="#0084d1" draw:end-color="#99ccff" draw:start-intensity="100%" draw:end-intensity="100%" draw:angle="1800" draw:border="0%"/>
    <draw:gradient draw:name="Step" draw:style="linear" draw:start-color="#c5000b" draw:end-color="#ff8080" draw:start-intensity="100%" draw:end-intensity="100%" draw:angle="18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 draw:fill-color="#000000" draw:fill-gradient-name="Gradient_20_Pardus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5T23:14:05</meta:creation-date>
    <dc:date>2011-05-31T14:49:09</dc:date>
    <meta:editing-duration>PT5H22M</meta:editing-duration>
    <meta:editing-cycles>157</meta:editing-cycles>
    <meta:generator>LibreOffice/3.3$Unix LibreOffice_project/330m19$Build-202</meta:generator>
    <meta:print-date>2011-05-16T10:51:34</meta:print-date>
    <meta:document-statistic meta:object-count="64"/>
  </office:meta>
</office:document-meta>
</file>